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31.1pt"/>
    </style:style>
    <style:style style:name="co11" style:family="table-column">
      <style:table-column-properties fo:break-before="auto" style:column-width="33.39pt"/>
    </style:style>
    <style:style style:name="co12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 fo:border="0.06pt solid #000000"/>
      <style:text-properties fo:color="#3333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fo:color="#ff33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wrap-option="wrap" fo:border="0.06pt solid #000000"/>
      <style:text-properties fo:color="#ff33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border="0.06pt solid #000000"/>
      <style:text-properties fo:color="#eeeeee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top"/>
      <style:paragraph-properties fo:text-align="center" fo:margin-left="0pt"/>
    </style:style>
    <style:style style:name="ce14" style:family="table-cell" style:parent-style-name="Default">
      <style:table-cell-properties fo:background-color="#eeeeee" fo:border="0.06pt solid #000000"/>
    </style:style>
    <style:style style:name="ce15" style:family="table-cell" style:parent-style-name="Default">
      <style:table-cell-properties fo:background-color="#eeeeee" fo:border="0.06pt solid #000000"/>
      <style:text-properties fo:color="#eeeeee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dddddd" fo:border="0.06pt solid #000000"/>
    </style:style>
    <style:style style:name="ce18" style:family="table-cell" style:parent-style-name="Default">
      <style:table-cell-properties fo:background-color="#dddddd" fo:border="0.06pt solid #000000"/>
      <style:text-properties fo: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w Data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number-columns-repeated="6" table:default-cell-style-name="ce8"/>
        <table:table-row table:style-name="ro1">
          <table:table-cell office:value-type="string" calcext:value-type="string">
            <text:p>IN THE CODE</text:p>
          </table:table-cell>
          <table:table-cell office:value-type="string" calcext:value-type="string">
            <text:p><text:s/></text:p>
          </table:table-cell>
          <table:table-cell table:style-name="ce4"/>
          <table:table-cell table:style-name="ce6" office:value-type="string" calcext:value-type="string">
            <text:p>P 12</text:p>
          </table:table-cell>
          <table:table-cell table:style-name="ce4" office:value-type="string" calcext:value-type="string">
            <text:p>P21</text:p>
          </table:table-cell>
          <table:table-cell table:style-name="ce6" office:value-type="string" calcext:value-type="string">
            <text:p>P13</text:p>
          </table:table-cell>
          <table:table-cell table:style-name="ce4" office:value-type="string" calcext:value-type="string">
            <text:p>P31</text:p>
          </table:table-cell>
          <table:table-cell table:style-name="ce6" office:value-type="string" calcext:value-type="string">
            <text:p>P33</text:p>
          </table:table-cell>
          <table:table-cell table:style-name="ce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Baseline</text:p>
          </table:table-cell>
          <table:table-cell table:number-columns-repeated="5" table:style-name="ce7" office:value-type="float" office:value="-0.2" calcext:value-type="float">
            <text:p>-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ULTS</text:p>
          </table:table-cell>
          <table:table-cell office:value-type="float" office:value="2968.15" calcext:value-type="float">
            <text:p>2968.15</text:p>
          </table:table-cell>
          <table:table-cell office:value-type="float" office:value="2478.88" calcext:value-type="float">
            <text:p>2478.88</text:p>
          </table:table-cell>
          <table:table-cell office:value-type="float" office:value="2439.75" calcext:value-type="float">
            <text:p>2439.75</text:p>
          </table:table-cell>
          <table:table-cell office:value-type="float" office:value="2942.68" calcext:value-type="float">
            <text:p>2942.68</text:p>
          </table:table-cell>
          <table:table-cell office:value-type="float" office:value="2918.48" calcext:value-type="float">
            <text:p>2918.48</text:p>
          </table:table-cell>
          <table:table-cell office:value-type="float" office:value="1331.04" calcext:value-type="float">
            <text:p>1331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VEN</text:p>
          </table:table-cell>
          <table:table-cell office:value-type="float" office:value="949.08" calcext:value-type="float">
            <text:p>949.08</text:p>
          </table:table-cell>
          <table:table-cell office:value-type="float" office:value="787.49" calcext:value-type="float">
            <text:p>787.49</text:p>
          </table:table-cell>
          <table:table-cell office:value-type="float" office:value="778.4" calcext:value-type="float">
            <text:p>778.4</text:p>
          </table:table-cell>
          <table:table-cell office:value-type="float" office:value="936.51" calcext:value-type="float">
            <text:p>936.51</text:p>
          </table:table-cell>
          <table:table-cell office:value-type="float" office:value="929.89" calcext:value-type="float">
            <text:p>929.89</text:p>
          </table:table-cell>
          <table:table-cell office:value-type="float" office:value="364.92" calcext:value-type="float">
            <text:p>364.92</text:p>
          </table:table-cell>
          <table:table-cell/>
        </table:table-row>
        <table:table-row table:style-name="ro2">
          <table:table-cell office:value-type="string" calcext:value-type="string">
            <text:p>Season 1</text:p>
          </table:table-cell>
          <table:table-cell table:style-name="ce3" office:value-type="string" calcext:value-type="string">
            <text:p>Season 2 </text:p>
            <text:p>Summer/Fall</text:p>
            <text:p>Total</text:p>
            <text:p>Population</text:p>
          </table:table-cell>
          <table:table-cell table:style-name="ce3" table:formula="of:=SUM([.C3:.C4])" office:value-type="float" office:value="3917.23" calcext:value-type="float">
            <text:p>3917.23</text:p>
          </table:table-cell>
          <table:table-cell table:style-name="ce9" table:formula="of:=SUM([.D3:.D4])" office:value-type="float" office:value="3266.37" calcext:value-type="float">
            <text:p>3266.37</text:p>
          </table:table-cell>
          <table:table-cell table:style-name="ce9" table:formula="of:=SUM([.E3:.E4])" office:value-type="float" office:value="3218.15" calcext:value-type="float">
            <text:p>3218.15</text:p>
          </table:table-cell>
          <table:table-cell table:style-name="ce9" table:formula="of:=SUM([.F3:.F4])" office:value-type="float" office:value="3879.19" calcext:value-type="float">
            <text:p>3879.19</text:p>
          </table:table-cell>
          <table:table-cell table:style-name="ce9" table:formula="of:=SUM([.G3:.G4])" office:value-type="float" office:value="3848.37" calcext:value-type="float">
            <text:p>3848.37</text:p>
          </table:table-cell>
          <table:table-cell table:style-name="ce9" table:formula="of:=SUM([.H3:.H4])" office:value-type="float" office:value="1695.96" calcext:value-type="float">
            <text:p>1695.96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ADULTS</text:p>
          </table:table-cell>
          <table:table-cell office:value-type="float" office:value="3506.48" calcext:value-type="float">
            <text:p>3506.48</text:p>
          </table:table-cell>
          <table:table-cell office:value-type="float" office:value="2848.15" calcext:value-type="float">
            <text:p>2848.15</text:p>
          </table:table-cell>
          <table:table-cell office:value-type="float" office:value="2966.8" calcext:value-type="float">
            <text:p>2966.8</text:p>
          </table:table-cell>
          <table:table-cell office:value-type="float" office:value="3446.64" calcext:value-type="float">
            <text:p>3446.64</text:p>
          </table:table-cell>
          <table:table-cell office:value-type="float" office:value="3465.84" calcext:value-type="float">
            <text:p>3465.84</text:p>
          </table:table-cell>
          <table:table-cell office:value-type="float" office:value="1499.26" calcext:value-type="float">
            <text:p>1499.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VEN</text:p>
          </table:table-cell>
          <table:table-cell office:value-type="float" office:value="1318.16" calcext:value-type="float">
            <text:p>1318.16</text:p>
          </table:table-cell>
          <table:table-cell office:value-type="float" office:value="1093.74" calcext:value-type="float">
            <text:p>1093.74</text:p>
          </table:table-cell>
          <table:table-cell office:value-type="float" office:value="1131.08" calcext:value-type="float">
            <text:p>1131.08</text:p>
          </table:table-cell>
          <table:table-cell office:value-type="float" office:value="1300.71" calcext:value-type="float">
            <text:p>1300.71</text:p>
          </table:table-cell>
          <table:table-cell office:value-type="float" office:value="1303.91" calcext:value-type="float">
            <text:p>1303.91</text:p>
          </table:table-cell>
          <table:table-cell office:value-type="float" office:value="506.83" calcext:value-type="float">
            <text:p>506.83</text:p>
          </table:table-cell>
          <table:table-cell/>
        </table:table-row>
        <table:table-row table:style-name="ro2">
          <table:table-cell office:value-type="string" calcext:value-type="string">
            <text:p>Season 2</text:p>
          </table:table-cell>
          <table:table-cell table:style-name="ce3" office:value-type="string" calcext:value-type="string">
            <text:p>Season 1</text:p>
            <text:p>Winter/Spring Total Population</text:p>
          </table:table-cell>
          <table:table-cell table:style-name="ce3" table:formula="of:=SUM([.C6:.C7])" office:value-type="float" office:value="4824.64" calcext:value-type="float">
            <text:p>4824.64</text:p>
          </table:table-cell>
          <table:table-cell table:style-name="ce9" table:formula="of:=SUM([.D6:.D7])" office:value-type="float" office:value="3941.89" calcext:value-type="float">
            <text:p>3941.89</text:p>
          </table:table-cell>
          <table:table-cell table:style-name="ce9" table:formula="of:=SUM([.E6:.E7])" office:value-type="float" office:value="4097.88" calcext:value-type="float">
            <text:p>4097.88</text:p>
          </table:table-cell>
          <table:table-cell table:style-name="ce9" table:formula="of:=SUM([.F6:.F7])" office:value-type="float" office:value="4747.35" calcext:value-type="float">
            <text:p>4747.35</text:p>
          </table:table-cell>
          <table:table-cell table:style-name="ce9" table:formula="of:=SUM([.G6:.G7])" office:value-type="float" office:value="4769.75" calcext:value-type="float">
            <text:p>4769.75</text:p>
          </table:table-cell>
          <table:table-cell table:style-name="ce9" table:formula="of:=SUM([.H6:.H7])" office:value-type="float" office:value="2006.09" calcext:value-type="float">
            <text:p>2006.09</text:p>
          </table:table-cell>
          <table:table-cell table:style-name="ce9"/>
        </table:table-row>
        <table:table-row table:style-name="ro3">
          <table:table-cell table:style-name="Default" table:number-columns-repeated="2"/>
          <table:table-cell table:style-name="ce5" office:value-type="string" calcext:value-type="string">
            <text:p>Checked – These match appendix for network paper!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teps to converge</text:p>
          </table:table-cell>
          <table:table-cell table:style-name="Default"/>
          <table:table-cell table:number-columns-repeated="5" table:style-name="Default" office:value-type="string" calcext:value-type="string">
            <text:p>&lt;200</text:p>
          </table:table-cell>
          <table:table-cell table:style-name="Default" office:value-type="string" calcext:value-type="string">
            <text:p>&lt;300</text:p>
          </table:table-cell>
          <table:table-cell table:style-name="Default"/>
        </table:table-row>
      </table:table>
      <table:table table:name="Outputs" table:style-name="ta1">
        <table:shapes>
          <draw:frame draw:z-index="0" draw:style-name="gr1" draw:text-style-name="P1" svg:width="559.84pt" svg:height="309.94pt" svg:x="169.97pt" svg:y="100.2pt">
            <loext:p draw:notify-on-update-of-ranges="Outputs.J4:Outputs.J5 Outputs.K2:Outputs.K3 Outputs.K4:Outputs.K5 Outputs.L2:Outputs.L3 Outputs.L4:Outputs.L5 Outputs.M2:Outputs.M3 Outputs.M4:Outputs.M5 Outputs.N2:Outputs.N3 Outputs.N4:Outputs.N5 Outputs.O2:Outputs.O3 Outputs.O4:Outputs.O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4"/>
        <table:table-column table:style-name="co6" table:number-columns-repeated="2" table:default-cell-style-name="ce14"/>
        <table:table-column table:style-name="co7" table:number-columns-repeated="2" table:default-cell-style-name="ce14"/>
        <table:table-column table:style-name="co8" table:default-cell-style-name="ce14"/>
        <table:table-column table:style-name="co9" table:default-cell-style-name="ce4"/>
        <table:table-column table:style-name="co7" table:default-cell-style-name="ce17"/>
        <table:table-column table:style-name="co7" table:default-cell-style-name="ce14"/>
        <table:table-column table:style-name="co10" table:default-cell-style-name="ce17"/>
        <table:table-column table:style-name="co10" table:default-cell-style-name="ce14"/>
        <table:table-column table:style-name="co7" table:default-cell-style-name="ce17"/>
        <table:table-column table:style-name="co5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row table:style-name="ro1">
          <table:table-cell table:style-name="ce4"/>
          <table:table-cell table:style-name="ce4" office:value-type="string" calcext:value-type="string">
            <text:p>BASELINE</text:p>
          </table:table-cell>
          <table:table-cell table:number-columns-repeated="2"/>
          <table:table-cell table:style-name="ce12" office:value-type="string" calcext:value-type="string" table:number-columns-spanned="5" table:number-rows-spanned="1">
            <text:p>Change in Population</text:p>
          </table:table-cell>
          <table:covered-table-cell table:style-name="ce12"/>
          <table:covered-table-cell table:number-columns-repeated="3"/>
          <table:table-cell table:style-name="ce14"/>
          <table:table-cell table:style-name="ce16" office:value-type="string" calcext:value-type="string" table:number-columns-spanned="5" table:number-rows-spanned="1">
            <text:p>Percent Change in Population</text:p>
          </table:table-cell>
          <table:covered-table-cell table:style-name="ce16"/>
          <table:covered-table-cell/>
          <table:covered-table-cell table:style-name="ce17"/>
          <table:covered-table-cell/>
          <table:table-cell table:number-columns-repeated="6"/>
        </table:table-row>
        <table:table-row table:style-name="ro4">
          <table:table-cell table:style-name="ce10" office:value-type="string" calcext:value-type="string">
            <text:p>Winter/Spring Total Pop</text:p>
          </table:table-cell>
          <table:table-cell table:style-name="ce4" table:formula="of:=['Raw Data'.C8]" office:value-type="float" office:value="4824.64" calcext:value-type="float">
            <text:p>4824.64</text:p>
          </table:table-cell>
          <table:table-cell table:number-columns-repeated="2"/>
          <table:table-cell table:style-name="ce13" office:value-type="string" calcext:value-type="string">
            <text:p>P12</text:p>
          </table:table-cell>
          <table:table-cell table:style-name="ce13" office:value-type="string" calcext:value-type="string">
            <text:p>P21</text:p>
          </table:table-cell>
          <table:table-cell table:style-name="ce13" office:value-type="string" calcext:value-type="string">
            <text:p>P13</text:p>
          </table:table-cell>
          <table:table-cell table:style-name="ce13" office:value-type="string" calcext:value-type="string">
            <text:p>P31</text:p>
          </table:table-cell>
          <table:table-cell table:style-name="ce13" office:value-type="string" calcext:value-type="string">
            <text:p>P33</text:p>
          </table:table-cell>
          <table:table-cell table:style-name="ce13"/>
          <table:table-cell table:style-name="ce13" office:value-type="string" calcext:value-type="string">
            <text:p>Pathway 1-2</text:p>
          </table:table-cell>
          <table:table-cell table:style-name="ce13" office:value-type="string" calcext:value-type="string">
            <text:p>Pathway 2-1</text:p>
          </table:table-cell>
          <table:table-cell table:style-name="ce13" office:value-type="string" calcext:value-type="string">
            <text:p>Pathway 1-3</text:p>
          </table:table-cell>
          <table:table-cell table:style-name="ce13" office:value-type="string" calcext:value-type="string">
            <text:p>Pathway 3-1</text:p>
          </table:table-cell>
          <table:table-cell table:style-name="ce13" office:value-type="string" calcext:value-type="string">
            <text:p>Pathway 3-3</text:p>
          </table:table-cell>
          <table:table-cell table:style-name="ce13"/>
          <table:table-cell table:style-name="ce13" office:value-type="string" calcext:value-type="string">
            <text:p>P12</text:p>
          </table:table-cell>
          <table:table-cell table:style-name="ce13" office:value-type="string" calcext:value-type="string">
            <text:p>P21</text:p>
          </table:table-cell>
          <table:table-cell table:style-name="ce13" office:value-type="string" calcext:value-type="string">
            <text:p>P13</text:p>
          </table:table-cell>
          <table:table-cell table:style-name="ce13" office:value-type="string" calcext:value-type="string">
            <text:p>P31</text:p>
          </table:table-cell>
          <table:table-cell table:style-name="ce13" office:value-type="string" calcext:value-type="string">
            <text:p>P33</text:p>
          </table:table-cell>
        </table:table-row>
        <table:table-row table:style-name="ro5">
          <table:table-cell table:style-name="ce10" office:value-type="string" calcext:value-type="string">
            <text:p>Summer/Fall Total Pop</text:p>
          </table:table-cell>
          <table:table-cell table:style-name="ce4" table:formula="of:=['Raw Data'.C5]" office:value-type="float" office:value="3917.23" calcext:value-type="float">
            <text:p>3917.23</text:p>
          </table:table-cell>
          <table:table-cell/>
          <table:table-cell table:style-name="ce10" office:value-type="string" calcext:value-type="string">
            <text:p>Perturbation Name</text:p>
          </table:table-cell>
          <table:table-cell table:number-columns-repeated="5"/>
          <table:table-cell table:style-name="ce10" office:value-type="string" calcext:value-type="string">
            <text:p>Perturbation Name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0" office:value-type="string" calcext:value-type="string">
            <text:p>Perturbation Nam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inter/Spring </text:p>
          </table:table-cell>
          <table:table-cell table:formula="of:=['Raw Data'.D8]-[.B2]" office:value-type="float" office:value="-882.75" calcext:value-type="float">
            <text:p>-882.75</text:p>
          </table:table-cell>
          <table:table-cell table:formula="of:=[.E6]" office:value-type="float" office:value="-726.76" calcext:value-type="float">
            <text:p>-726.76</text:p>
          </table:table-cell>
          <table:table-cell table:formula="of:=['Raw Data'.F8]-[.B2]" office:value-type="float" office:value="-77.29" calcext:value-type="float">
            <text:p>-77.29</text:p>
          </table:table-cell>
          <table:table-cell table:formula="of:=[.G6]" office:value-type="float" office:value="-54.8900000000003" calcext:value-type="float">
            <text:p>-54.89</text:p>
          </table:table-cell>
          <table:table-cell table:formula="of:=['Raw Data'.H8]-[.B2]" office:value-type="float" office:value="-2818.55" calcext:value-type="float">
            <text:p>-2818.55</text:p>
          </table:table-cell>
          <table:table-cell office:value-type="string" calcext:value-type="string">
            <text:p>Winter/Spring </text:p>
          </table:table-cell>
          <table:table-cell table:formula="of:=ROUND([.E4]/[.$B$2];4)*100" office:value-type="float" office:value="-18.3" calcext:value-type="float">
            <text:p>-18.3</text:p>
          </table:table-cell>
          <table:table-cell table:formula="of:=[.K6]" office:value-type="float" office:value="-15.06" calcext:value-type="float">
            <text:p>-15.06</text:p>
          </table:table-cell>
          <table:table-cell table:formula="of:=ROUND([.G4]/[.$B$2];4)*100" office:value-type="float" office:value="-1.6" calcext:value-type="float">
            <text:p>-1.6</text:p>
          </table:table-cell>
          <table:table-cell table:formula="of:=[.M6]" office:value-type="float" office:value="-1.14" calcext:value-type="float">
            <text:p>-1.14</text:p>
          </table:table-cell>
          <table:table-cell table:formula="of:=ROUND([.I4]/[.$B$2];4)*100" office:value-type="float" office:value="-58.42" calcext:value-type="float">
            <text:p>-58.42</text:p>
          </table:table-cell>
          <table:table-cell table:style-name="ce4" office:value-type="string" calcext:value-type="string">
            <text:p>Winter/Spring </text:p>
          </table:table-cell>
          <table:table-cell table:formula="of:=ABS([.K4])" office:value-type="float" office:value="18.3" calcext:value-type="float">
            <text:p>18.3</text:p>
          </table:table-cell>
          <table:table-cell table:formula="of:=ABS([.L4])" office:value-type="float" office:value="15.06" calcext:value-type="float">
            <text:p>15.06</text:p>
          </table:table-cell>
          <table:table-cell table:formula="of:=ABS([.M4])" office:value-type="float" office:value="1.6" calcext:value-type="float">
            <text:p>1.6</text:p>
          </table:table-cell>
          <table:table-cell table:formula="of:=ABS([.N4])" office:value-type="float" office:value="1.14" calcext:value-type="float">
            <text:p>1.14</text:p>
          </table:table-cell>
          <table:table-cell table:formula="of:=ABS([.O4])" office:value-type="float" office:value="58.42" calcext:value-type="float">
            <text:p>58.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mmer/Fall</text:p>
          </table:table-cell>
          <table:table-cell table:formula="of:=['Raw Data'.D5]-[.B3]" office:value-type="float" office:value="-650.86" calcext:value-type="float">
            <text:p>-650.86</text:p>
          </table:table-cell>
          <table:table-cell table:formula="of:=[.E7]" office:value-type="float" office:value="-699.08" calcext:value-type="float">
            <text:p>-699.08</text:p>
          </table:table-cell>
          <table:table-cell table:formula="of:=['Raw Data'.F5]-[.B3]" office:value-type="float" office:value="-38.04" calcext:value-type="float">
            <text:p>-38.04</text:p>
          </table:table-cell>
          <table:table-cell table:formula="of:=[.G7]" office:value-type="float" office:value="-68.8600000000001" calcext:value-type="float">
            <text:p>-68.86</text:p>
          </table:table-cell>
          <table:table-cell table:formula="of:=['Raw Data'.H5]-[.B3]" office:value-type="float" office:value="-2221.27" calcext:value-type="float">
            <text:p>-2221.27</text:p>
          </table:table-cell>
          <table:table-cell office:value-type="string" calcext:value-type="string">
            <text:p>Summer/Fall</text:p>
          </table:table-cell>
          <table:table-cell table:formula="of:=ROUND([.E5]/[.$B$3];4)*100" office:value-type="float" office:value="-16.62" calcext:value-type="float">
            <text:p>-16.62</text:p>
          </table:table-cell>
          <table:table-cell table:formula="of:=[.K7]" office:value-type="float" office:value="-17.85" calcext:value-type="float">
            <text:p>-17.85</text:p>
          </table:table-cell>
          <table:table-cell table:formula="of:=ROUND([.G5]/[.$B$3];4)*100" office:value-type="float" office:value="-0.97" calcext:value-type="float">
            <text:p>-0.97</text:p>
          </table:table-cell>
          <table:table-cell table:formula="of:=[.M7]" office:value-type="float" office:value="-1.76" calcext:value-type="float">
            <text:p>-1.76</text:p>
          </table:table-cell>
          <table:table-cell table:formula="of:=ROUND([.I5]/[.$B$3];4)*100" office:value-type="float" office:value="-56.71" calcext:value-type="float">
            <text:p>-56.71</text:p>
          </table:table-cell>
          <table:table-cell table:style-name="ce4" office:value-type="string" calcext:value-type="string">
            <text:p>Summer/Fall</text:p>
          </table:table-cell>
          <table:table-cell table:formula="of:=ABS([.K5])" office:value-type="float" office:value="16.62" calcext:value-type="float">
            <text:p>16.62</text:p>
          </table:table-cell>
          <table:table-cell table:formula="of:=ABS([.L5])" office:value-type="float" office:value="17.85" calcext:value-type="float">
            <text:p>17.85</text:p>
          </table:table-cell>
          <table:table-cell table:formula="of:=ABS([.M5])" office:value-type="float" office:value="0.97" calcext:value-type="float">
            <text:p>0.97</text:p>
          </table:table-cell>
          <table:table-cell table:formula="of:=ABS([.N5])" office:value-type="float" office:value="1.76" calcext:value-type="float">
            <text:p>1.76</text:p>
          </table:table-cell>
          <table:table-cell table:formula="of:=ABS([.O5])" office:value-type="float" office:value="56.71" calcext:value-type="float">
            <text:p>56.71</text:p>
          </table:table-cell>
        </table:table-row>
        <table:table-row table:style-name="ro5">
          <table:table-cell table:number-columns-repeated="3"/>
          <table:table-cell table:style-name="ce11" office:value-type="string" calcext:value-type="string">
            <text:p>Winter/Spring </text:p>
            <text:p>(degrade)</text:p>
          </table:table-cell>
          <table:table-cell table:style-name="ce15" table:formula="of:=['Raw Data'.E8]-[.B2]" office:value-type="float" office:value="-726.76" calcext:value-type="float">
            <text:p>-726.76</text:p>
          </table:table-cell>
          <table:table-cell table:style-name="ce15"/>
          <table:table-cell table:style-name="ce15" table:formula="of:=['Raw Data'.G8]-[.B2]" office:value-type="float" office:value="-54.8900000000003" calcext:value-type="float">
            <text:p>-54.89</text:p>
          </table:table-cell>
          <table:table-cell table:style-name="ce15"/>
          <table:table-cell table:style-name="ce15" table:formula="of:=['Raw Data'.I8]-[.B2]" office:value-type="float" office:value="-4824.64" calcext:value-type="float">
            <text:p>-4824.64</text:p>
          </table:table-cell>
          <table:table-cell table:style-name="ce11" office:value-type="string" calcext:value-type="string">
            <text:p>Winter/Spring </text:p>
            <text:p>(degrade)</text:p>
          </table:table-cell>
          <table:table-cell table:style-name="ce18" table:formula="of:=ROUND([.E6]/[.$B$2];4)*100" office:value-type="float" office:value="-15.06" calcext:value-type="float">
            <text:p>-15.06</text:p>
          </table:table-cell>
          <table:table-cell table:style-name="ce18"/>
          <table:table-cell table:style-name="ce18" table:formula="of:=ROUND([.G6]/[.$B$2];4)*100" office:value-type="float" office:value="-1.14" calcext:value-type="float">
            <text:p>-1.14</text:p>
          </table:table-cell>
          <table:table-cell table:style-name="ce18"/>
          <table:table-cell table:style-name="ce18" table:formula="of:=ROUND([.I6]/[.$B$2];4)*100" office:value-type="float" office:value="-100" calcext:value-type="float">
            <text:p>-100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ce11" office:value-type="string" calcext:value-type="string">
            <text:p>Summer/Fall </text:p>
            <text:p>(degrade)</text:p>
          </table:table-cell>
          <table:table-cell table:style-name="ce15" table:formula="of:=['Raw Data'.E5]-[.B3]" office:value-type="float" office:value="-699.08" calcext:value-type="float">
            <text:p>-699.08</text:p>
          </table:table-cell>
          <table:table-cell table:style-name="ce15"/>
          <table:table-cell table:style-name="ce15" table:formula="of:=['Raw Data'.G5]-[.B3]" office:value-type="float" office:value="-68.8600000000001" calcext:value-type="float">
            <text:p>-68.86</text:p>
          </table:table-cell>
          <table:table-cell table:style-name="ce15"/>
          <table:table-cell table:style-name="ce15" table:formula="of:=['Raw Data'.I5]-[.B3]" office:value-type="float" office:value="-3917.23" calcext:value-type="float">
            <text:p>-3917.23</text:p>
          </table:table-cell>
          <table:table-cell table:style-name="ce11" office:value-type="string" calcext:value-type="string">
            <text:p>Summer/Fall </text:p>
            <text:p>(degrade)</text:p>
          </table:table-cell>
          <table:table-cell table:style-name="ce18" table:formula="of:=(ROUND([.E7]/[.$B$3];4)*100)" office:value-type="float" office:value="-17.85" calcext:value-type="float">
            <text:p>-17.85</text:p>
          </table:table-cell>
          <table:table-cell table:style-name="ce18"/>
          <table:table-cell table:style-name="ce18" table:formula="of:=(ROUND([.G7]/[.$B$3];4)*100)" office:value-type="float" office:value="-1.76" calcext:value-type="float">
            <text:p>-1.76</text:p>
          </table:table-cell>
          <table:table-cell table:style-name="ce18"/>
          <table:table-cell table:style-name="ce18" table:formula="of:=(ROUND([.I7]/[.$B$3];4)*100)" office:value-type="float" office:value="-100" calcext:value-type="float">
            <text:p>-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8:48:21.931031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36:38.206513088</meta:creation-date>
    <dc:date>2017-07-19T20:30:59.562016468</dc:date>
    <meta:editing-duration>PT5H23M25S</meta:editing-duration>
    <meta:editing-cycles>7</meta:editing-cycles>
    <meta:generator>LibreOffice/5.1.6.2$Linux_X86_64 LibreOffice_project/10m0$Build-2</meta:generator>
    <meta:document-statistic meta:table-count="2" meta:cell-count="143" meta:object-count="1"/>
    <meta:user-defined meta:name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link-data-style-to-source="true" chart:data-label-number="value" chart:data-label-text="false" chart:data-label-symbol="false"/>
      <style:graphic-properties draw:stroke="none" draw:fill="hatch" draw:fill-color="#aea79f" draw:fill-hatch-name="Black_20_90_20_Degrees" draw:fill-hatch-solid="tru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link-data-style-to-source="true" chart:data-label-number="value" chart:data-label-text="false" chart:data-label-symbol="false"/>
      <style:graphic-properties draw:stroke="none" draw:fill="hatch" draw:fill-color="#aea79f" draw:fill-hatch-name="Black_20_45_20_Degrees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aea79f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link-data-style-to-source="true" chart:data-label-number="value" chart:data-label-text="false" chart:data-label-symbol="false"/>
      <style:graphic-properties draw:stroke="none" draw:fill="hatch" draw:fill-color="#aea79f" draw:fill-hatch-name="Black_20_0_20_Degrees" draw:fill-hatch-solid="tru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51cm" svg:height="10.935cm" xlink:href=".." xlink:type="simple" chart:class="chart:bar" chart:style-name="ch1">
        <chart:legend chart:legend-position="end" svg:x="16.985cm" svg:y="4.172cm" style:legend-expansion="high" chart:style-name="ch2"/>
        <chart:plot-area chart:style-name="ch3" table:cell-range-address="Outputs.J2:Outputs.O5" chart:data-source-has-labels="both" svg:x="1.776cm" svg:y="0.218cm" svg:width="14.814cm" svg:height="10.499cm">
          <chartooo:coordinate-region svg:x="2.503cm" svg:y="0.417cm" svg:width="14.087cm" svg:height="9.653cm"/>
          <chart:axis chart:dimension="x" chart:name="primary-x" chart:style-name="ch4" chartooo:axis-type="auto">
            <chartooo:date-scale/>
            <chart:categories table:cell-range-address="Outputs.J4:Outputs.J5"/>
          </chart:axis>
          <chart:axis chart:dimension="y" chart:name="primary-y" chart:style-name="ch5">
            <chart:title svg:x="0.451cm" svg:y="7.416cm" chart:style-name="ch6">
              <text:p>Percent Decline
 in Equillibrium Population</text:p>
            </chart:title>
            <chart:grid chart:style-name="ch7" chart:class="major"/>
          </chart:axis>
          <chart:series chart:style-name="ch8" chart:values-cell-range-address="Outputs.K4:Outputs.K5" chart:label-cell-address="Outputs.K2:Outputs.K3" chart:class="chart:bar">
            <chart:data-point chart:repeated="2"/>
          </chart:series>
          <chart:series chart:style-name="ch9" chart:values-cell-range-address="Outputs.L4:Outputs.L5" chart:label-cell-address="Outputs.L2:Outputs.L3" chart:class="chart:bar">
            <chart:data-point chart:repeated="2"/>
          </chart:series>
          <chart:series chart:style-name="ch10" chart:values-cell-range-address="Outputs.M4:Outputs.M5" chart:label-cell-address="Outputs.M2:Outputs.M3" chart:class="chart:bar">
            <chart:data-point chart:repeated="2"/>
          </chart:series>
          <chart:series chart:style-name="ch11" chart:values-cell-range-address="Outputs.N4:Outputs.N5" chart:label-cell-address="Outputs.N2:Outputs.N3" chart:class="chart:bar">
            <chart:data-point chart:repeated="2"/>
          </chart:series>
          <chart:series chart:style-name="ch12" chart:values-cell-range-address="Outputs.O4:Outputs.O5" chart:label-cell-address="Outputs.O2:Outputs.O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hway 1-2</text:p>
                <text:list>
                  <text:list-item>
                    <text:p>Pathway 1-2</text:p>
                  </text:list-item>
                  <text:list-item>
                    <text:p/>
                  </text:list-item>
                </text:list>
                <draw:g>
                  <svg:desc>Outputs.K2:Outputs.K3</svg:desc>
                </draw:g>
              </table:table-cell>
              <table:table-cell office:value-type="string">
                <text:p>Pathway 2-1</text:p>
                <text:list>
                  <text:list-item>
                    <text:p>Pathway 2-1</text:p>
                  </text:list-item>
                  <text:list-item>
                    <text:p/>
                  </text:list-item>
                </text:list>
                <draw:g>
                  <svg:desc>Outputs.L2:Outputs.L3</svg:desc>
                </draw:g>
              </table:table-cell>
              <table:table-cell office:value-type="string">
                <text:p>Pathway 1-3</text:p>
                <text:list>
                  <text:list-item>
                    <text:p>Pathway 1-3</text:p>
                  </text:list-item>
                  <text:list-item>
                    <text:p/>
                  </text:list-item>
                </text:list>
                <draw:g>
                  <svg:desc>Outputs.M2:Outputs.M3</svg:desc>
                </draw:g>
              </table:table-cell>
              <table:table-cell office:value-type="string">
                <text:p>Pathway 3-1</text:p>
                <text:list>
                  <text:list-item>
                    <text:p>Pathway 3-1</text:p>
                  </text:list-item>
                  <text:list-item>
                    <text:p/>
                  </text:list-item>
                </text:list>
                <draw:g>
                  <svg:desc>Outputs.N2:Outputs.N3</svg:desc>
                </draw:g>
              </table:table-cell>
              <table:table-cell office:value-type="string">
                <text:p>Pathway 3-3</text:p>
                <text:list>
                  <text:list-item>
                    <text:p>Pathway 3-3</text:p>
                  </text:list-item>
                  <text:list-item>
                    <text:p/>
                  </text:list-item>
                </text:list>
                <draw:g>
                  <svg:desc>Outputs.O2:Outputs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nter/Spring </text:p>
                <draw:g>
                  <svg:desc>Outputs.J4:Outputs.J5</svg:desc>
                </draw:g>
              </table:table-cell>
              <table:table-cell office:value-type="float" office:value="-18.3">
                <text:p>-18.3</text:p>
                <draw:g>
                  <svg:desc>Outputs.K4:Outputs.K5</svg:desc>
                </draw:g>
              </table:table-cell>
              <table:table-cell office:value-type="float" office:value="-15.06">
                <text:p>-15.06</text:p>
                <draw:g>
                  <svg:desc>Outputs.L4:Outputs.L5</svg:desc>
                </draw:g>
              </table:table-cell>
              <table:table-cell office:value-type="float" office:value="-1.6">
                <text:p>-1.6</text:p>
                <draw:g>
                  <svg:desc>Outputs.M4:Outputs.M5</svg:desc>
                </draw:g>
              </table:table-cell>
              <table:table-cell office:value-type="float" office:value="-1.14">
                <text:p>-1.14</text:p>
                <draw:g>
                  <svg:desc>Outputs.N4:Outputs.N5</svg:desc>
                </draw:g>
              </table:table-cell>
              <table:table-cell office:value-type="float" office:value="-58.42">
                <text:p>-58.42</text:p>
                <draw:g>
                  <svg:desc>Outputs.O4:Outputs.O5</svg:desc>
                </draw:g>
              </table:table-cell>
            </table:table-row>
            <table:table-row>
              <table:table-cell office:value-type="string">
                <text:p>Summer/Fall</text:p>
              </table:table-cell>
              <table:table-cell office:value-type="float" office:value="-16.62">
                <text:p>-16.62</text:p>
              </table:table-cell>
              <table:table-cell office:value-type="float" office:value="-17.85">
                <text:p>-17.85</text:p>
              </table:table-cell>
              <table:table-cell office:value-type="float" office:value="-0.97">
                <text:p>-0.97</text:p>
              </table:table-cell>
              <table:table-cell office:value-type="float" office:value="-1.76">
                <text:p>-1.76</text:p>
              </table:table-cell>
              <table:table-cell office:value-type="float" office:value="-56.71">
                <text:p>-56.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